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ing_data" table:style-name="ta1">
        <table:shapes>
          <draw:frame draw:z-index="0" draw:style-name="gr1" draw:text-style-name="P1" svg:width="453.51pt" svg:height="255.09pt" svg:x="223.2pt" svg:y="2.83pt">
            <draw:object draw:notify-on-update-of-ranges="resulting_data.B1:resulting_data.B1 resulting_data.B2:resulting_data.B20 resulting_data.C1:resulting_data.C1 resulting_data.C2:resulting_data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<text:s/>Net Score</text:p>
          </table:table-cell>
          <table:table-cell office:value-type="string" calcext:value-type="string">
            <text:p>Number of Retweet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3T00:03:21.045161074</dc:date>
    <meta:editing-duration>PT14M29S</meta:editing-duration>
    <meta:editing-cycles>1</meta:editing-cycles>
    <meta:document-statistic meta:table-count="1" meta:cell-count="4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fo:font-style="italic" fo:font-weight="bold" style:font-size-asian="9pt" style:font-size-complex="9pt"/>
    </style:style>
    <style:style style:name="ch6" style:family="chart">
      <style:chart-properties style:rotation-angle="90"/>
      <style:text-properties fo:font-size="9pt" fo:font-style="italic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53cm" svg:y="0.316cm" chart:style-name="ch2">
          <text:p>Sentiment Classifier Project</text:p>
        </chart:title>
        <chart:plot-area chart:style-name="ch3" table:cell-range-address="resulting_data.B1:resulting_data.C20" chart:data-source-has-labels="row" svg:x="1.331cm" svg:y="1.275cm" svg:width="14.349cm" svg:height="6.564cm">
          <chartooo:coordinate-region svg:x="1.477cm" svg:y="1.474cm" svg:width="14.11cm" svg:height="5.718cm"/>
          <chart:axis chart:dimension="x" chart:name="primary-x" chart:style-name="ch4">
            <chart:title svg:x="7.694cm" svg:y="8.019cm" chart:style-name="ch5">
              <text:p>Net Score</text:p>
            </chart:title>
          </chart:axis>
          <chart:axis chart:dimension="y" chart:name="primary-y" chart:style-name="ch4">
            <chart:title svg:x="7.748cm" svg:y="6.088cm" chart:style-name="ch6">
              <text:p>Number of Retwees</text:p>
            </chart:title>
            <chart:grid chart:style-name="ch7" chart:class="major"/>
          </chart:axis>
          <chart:series chart:style-name="ch8" chart:values-cell-range-address="resulting_data.C2:resulting_data.C20" chart:label-cell-address="resulting_data.C1:resulting_data.C1" chart:class="chart:scatter">
            <chart:domain table:cell-range-address="resulting_data.B2:resulting_data.B20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umber of Retweets</text:p>
                <draw:g>
                  <svg:desc>resulting_data.C1:resulting_dat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ing_data.B2:resulting_data.B20</svg:desc>
                </draw:g>
              </table:table-cell>
              <table:table-cell office:value-type="float" office:value="3">
                <text:p>3</text:p>
                <draw:g>
                  <svg:desc>resulting_data.C2:resulting_data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